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StartupValidat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baseStartupValidatorTests.shouldExecuteValidationTwice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baseStartupValidatorTests.shouldCallValidationTwiceWhenNot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aseStartupValidatorTests.properSetupFor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aseStartupValidatorTests.useValidationQueryInsteadOf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aseStartupValidatorTests.exceededTimeout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baseStartupValidatorTests.shouldUseJdbc4IsValid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aseStartupValidatorTests.shouldCallValidationTwiceInCaseOf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